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able1" style:family="table">
      <style:table-properties style:width="6.0069in" fo:margin-left="0.4597in" fo:margin-right="0.4583in" table:align="margins" style:may-break-between-rows="false"/>
    </style:style>
    <style:style style:name="Table1.A" style:family="table-column">
      <style:table-column-properties style:column-width="1.5681in" style:rel-column-width="17108*"/>
    </style:style>
    <style:style style:name="Table1.B" style:family="table-column">
      <style:table-column-properties style:column-width="4.4389in" style:rel-column-width="4842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5.0278in" fo:margin-left="0.8861in" fo:margin-right="1.0111in" table:align="margins"/>
    </style:style>
    <style:style style:name="Table3.A" style:family="table-column">
      <style:table-column-properties style:column-width="0.8694in" style:rel-column-width="11334*"/>
    </style:style>
    <style:style style:name="Table3.B" style:family="table-column">
      <style:table-column-properties style:column-width="1.3278in" style:rel-column-width="17305*"/>
    </style:style>
    <style:style style:name="Table3.C" style:family="table-column">
      <style:table-column-properties style:column-width="2.8306in" style:rel-column-width="3689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cccccc"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arametes" style:family="table">
      <style:table-properties style:width="6.9306in" fo:margin-left="-0.0028in" fo:margin-right="-0.0028in" table:align="margins"/>
    </style:style>
    <style:style style:name="Parametes.A" style:family="table-column">
      <style:table-column-properties style:column-width="2.1931in" style:rel-column-width="3158*"/>
    </style:style>
    <style:style style:name="Parametes.B" style:family="table-column">
      <style:table-column-properties style:column-width="0.8813in" style:rel-column-width="1269*"/>
    </style:style>
    <style:style style:name="Parametes.C" style:family="table-column">
      <style:table-column-properties style:column-width="3.8563in" style:rel-column-width="5553*"/>
    </style:style>
    <style:style style:name="Parametes.A1" style:family="table-cell">
      <style:table-cell-properties fo:background-color="#e6e6e6" fo:padding="0.0382in" fo:border="none">
        <style:background-image/>
      </style:table-cell-properties>
    </style:style>
    <style:style style:name="Parametes.A2" style:family="table-cell">
      <style:table-cell-properties fo:padding="0.0382in" fo:border="none"/>
    </style:style>
    <style:style style:name="Parametes.A4" style:family="table-cell">
      <style:table-cell-properties fo:background-color="transparent" fo:padding="0.0382in" fo:border="none">
        <style:background-image/>
      </style:table-cell-properties>
    </style:style>
    <style:style style:name="Parametes.C11.1" style:family="table-column">
      <style:table-column-properties style:column-width="3.8549in" style:rel-column-width="5551*"/>
    </style:style>
    <style:style style:name="Table2" style:family="table">
      <style:table-properties style:width="6.9306in" fo:margin-left="-0.0028in" fo:margin-right="-0.0028in" fo:break-before="page" table:align="margins"/>
    </style:style>
    <style:style style:name="Table2.A" style:family="table-column">
      <style:table-column-properties style:column-width="2.1861in" style:rel-column-width="3148*"/>
    </style:style>
    <style:style style:name="Table2.B" style:family="table-column">
      <style:table-column-properties style:column-width="0.7278in" style:rel-column-width="1048*"/>
    </style:style>
    <style:style style:name="Table2.C" style:family="table-column">
      <style:table-column-properties style:column-width="4.0167in" style:rel-column-width="5784*"/>
    </style:style>
    <style:style style:name="Table2.A1" style:family="table-cell">
      <style:table-cell-properties fo:background-color="#e6e6e6" fo:padding="0.0382in" fo:border="none">
        <style:background-image/>
      </style:table-cell-properties>
    </style:style>
    <style:style style:name="Table2.A2"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_20_2">
      <style:paragraph-properties fo:break-before="page"/>
    </style:style>
    <style:style style:name="P5" style:family="paragraph" style:parent-style-name="Table">
      <style:paragraph-properties fo:keep-with-next="always"/>
      <style:text-properties fo:font-style="normal" style:font-style-asian="normal" style:font-style-complex="normal"/>
    </style:style>
    <style:style style:name="P6" style:family="paragraph" style:parent-style-name="Table">
      <style:paragraph-properties fo:break-before="page"/>
    </style:style>
    <style:style style:name="P7" style:family="paragraph" style:parent-style-name="Table_20_Heading">
      <style:text-properties fo:font-style="normal" style:font-style-asian="normal" style:font-style-complex="normal"/>
    </style:style>
    <style:style style:name="P8" style:family="paragraph" style:parent-style-name="Table_20_Contents">
      <style:paragraph-properties fo:text-align="center" style:justify-single-word="false"/>
    </style:style>
    <style:style style:name="P9" style:family="paragraph" style:parent-style-name="Table_20_Heading">
      <style:text-properties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fo:font-size="10pt" style:font-size-asian="10pt" style:font-size-complex="10pt"/>
    </style:style>
    <style:style style:name="P13" style:family="paragraph" style:parent-style-name="Table_20_Contents">
      <style:text-properties fo:font-size="10pt" style:font-size-asian="10pt" style:font-size-complex="10pt"/>
    </style:style>
    <style:style style:name="P14" style:family="paragraph" style:parent-style-name="Marginalia">
      <style:paragraph-properties fo:margin-left="0.4925in" fo:margin-right="0in" fo:text-indent="0in" style:auto-text-indent="false"/>
      <style:text-properties style:font-name="Bitstream Charter" fo:font-size="8pt" fo:font-weight="normal" fo:background-color="transparent" style:font-size-asian="8pt" style:font-size-complex="8pt"/>
    </style:style>
    <style:style style:name="P15" style:family="paragraph" style:parent-style-name="Heading_20_3">
      <style:paragraph-properties fo:break-before="page"/>
    </style:style>
    <style:style style:name="P16" style:family="paragraph" style:parent-style-name="Text_20_body">
      <style:paragraph-properties fo:margin-left="0.4925in" fo:margin-right="0in" fo:text-indent="0in" style:auto-text-indent="false"/>
      <style:text-properties style:font-name="Courier" fo:font-size="8pt" style:font-size-asian="8pt" style:font-size-complex="8pt"/>
    </style:style>
    <style:style style:name="P17" style:family="paragraph" style:parent-style-name="Text_20_body">
      <style:paragraph-properties fo:break-before="page"/>
    </style:style>
    <style:style style:name="P18" style:family="paragraph" style:parent-style-name="Text_20_body">
      <style:text-properties style:font-name="Courier" fo:font-size="8pt" style:font-size-asian="8pt" style:font-size-complex="8pt"/>
    </style:style>
    <style:style style:name="P19" style:family="paragraph" style:parent-style-name="Text_20_body">
      <style:paragraph-properties fo:margin-left="0in" fo:margin-right="0in" fo:text-indent="0in" style:auto-text-indent="false"/>
      <style:text-properties style:font-name="Courier" fo:font-size="8pt" style:font-size-asian="8pt" style:font-size-complex="8pt"/>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style:font-name="Courier" fo:font-size="8pt" fo:font-style="normal" style:font-size-asian="8pt" style:font-style-asian="normal" style:font-size-complex="8pt" style:font-style-complex="normal"/>
    </style:style>
    <style:style style:name="P22" style:family="paragraph" style:parent-style-name="Text_20_body">
      <style:paragraph-properties fo:margin-left="0in" fo:margin-right="0in" fo:text-indent="0in" style:auto-text-indent="false"/>
      <style:text-properties style:font-name="Courier" fo:font-size="10pt" style:font-size-asian="10pt" style:font-size-complex="10pt"/>
    </style:style>
    <style:style style:name="P23" style:family="paragraph" style:parent-style-name="Table_20_Contents">
      <style:paragraph-properties fo:text-align="start" style:justify-single-word="false"/>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25" style:family="paragraph" style:parent-style-name="Table_20_Contents">
      <style:paragraph-properties fo:text-align="start" style:justify-single-word="false"/>
      <style:text-properties fo:font-size="10pt" fo:background-color="transparent" style:font-size-asian="10pt" style:font-size-complex="10pt"/>
    </style:style>
    <style:style style:name="P26" style:family="paragraph" style:parent-style-name="Table_20_Contents">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size="10pt" style:font-size-asian="10pt" style:font-size-complex="10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DR-PDT User's Guide</text:h>
      <text:p text:style-name="P2">MDR-PDT Version 1.0beta1</text:p>
      <text:p text:style-name="P2">Compile Date: 10/20/06</text:p>
      <text:p text:style-name="P3"/>
      <text:h text:style-name="Heading_20_2" text:outline-level="2">About this document.</text:h>
      <text:p text:style-name="Text_20_body">This document is an introduction to the use of the MDR-PDT analysis program described in Martin, et al (2006). The analysis program described is currently approaching completion, however as testers give us input, it is possible that things will change. Be sure that the version of this document matches the version of the application being used. </text:p>
      <text:p text:style-name="Text_20_body"/>
      <text:p text:style-name="Text_20_body">Because the details of the method are described in Martin, et al (2006), this document will be focused on the use of the application rather than how the analysis works. </text:p>
      <text:p text:style-name="Text_20_body"/>
      <text:h text:style-name="Heading_20_2" text:outline-level="2">Datasets Appropriate for MDR-PDT</text:h>
      <text:p text:style-name="Text_20_body">While MDR (Ritchie, et al., 2001) was designed to discover locus-disease associations in case-control data, MDR-PDT was designed to discover locus-disease associations in pedigree data using the genotype-PDT statistic (Martin et al., 2003). This version of MDR-PDT is capable of analyzing input in standard pedigree format, which allows for a mix of trio data and discordant sibships. In both types of family structures, the informative element is the transfer of genotypes to an affected child as compared with the genotypes transferred to an unaffected child. In the trio data, a virtual unaffected sibling is created who is the genotypic complement of the affected child as derived from the original affected child and the two parents. </text:p>
      <text:p text:style-name="Text_20_body"><text:s text:c="8"/>Each locus must contain only two alleles and must denote missing data with a zero for each allele that is missing.</text:p>
      <text:h text:style-name="Heading_20_2" text:outline-level="2"/>
      <text:h text:style-name="P4" text:outline-level="2">Pedigree Format </text:h>
      <text:p text:style-name="Text_20_body">All data files intended for use with MDR-PDT should be written with one of the following delimiters: space, tab or commas. The application ignores empty fields, so two or more spaces side beside are treated as a single space. </text:p>
      <text:h text:style-name="Heading_20_4" text:outline-level="4">Trios</text:h>
      <text:p text:style-name="Text_20_body">Trio families are represented by two parents and a single affected child. During the preparation of a triad, a virtual unaffected sibling is produced. The production of virtual siblings is documented in the pedigree report. These entries include the description of the parents, the affected sibling and the newly created virtual sibling. The new children will be given new IDs. It should be noted that missing data from any parent will be propagated to both siblings.</text:p>
      <text:p text:style-name="Text_20_body"/>
      <text:h text:style-name="Heading_20_4" text:outline-level="4">Discordant Sibships</text:h>
      <text:p text:style-name="P5">A discordant sibship is a sibship in which there one ore more affected individuals and at least one unaffected. </text:p>
      <text:p text:style-name="Table"/>
      <text:p text:style-name="P6"><text:tab/><text:span text:style-name="T1">Table </text:span><text:span text:style-name="T1"><text:sequence text:ref-name="refTable0" text:name="Table" text:formula="ooow:Table+1" style:num-format="1">1</text:sequence></text:span><text:span text:style-name="T1">:</text:span><text:span text:style-name="T2"> A description of the data in pedigree format.</text:span></text:p>
      <table:table table:name="Table1" table:style-name="Table1">
        <table:table-column table:style-name="Table1.A"/>
        <table:table-column table:style-name="Table1.B"/>
        <table:table-header-rows>
          <table:table-row>
            <table:table-cell table:style-name="Table1.A1" office:value-type="string">
              <text:p text:style-name="P7">Column Number</text:p>
            </table:table-cell>
            <table:table-cell table:style-name="Table1.B1" office:value-type="string">
              <text:p text:style-name="P7">Description</text:p>
            </table:table-cell>
          </table:table-row>
        </table:table-header-rows>
        <table:table-row>
          <table:table-cell table:style-name="Table1.A2" office:value-type="string">
            <text:p text:style-name="P8">1</text:p>
          </table:table-cell>
          <table:table-cell table:style-name="Table1.B2" office:value-type="string">
            <text:p text:style-name="P8">Pedigree number (must be an integer)</text:p>
          </table:table-cell>
        </table:table-row>
        <table:table-row>
          <table:table-cell table:style-name="Table1.A2" office:value-type="string">
            <text:p text:style-name="P8">2</text:p>
          </table:table-cell>
          <table:table-cell table:style-name="Table1.B2" office:value-type="string">
            <text:p text:style-name="P8">Individual ID number (must be an integer)</text:p>
          </table:table-cell>
        </table:table-row>
        <table:table-row>
          <table:table-cell table:style-name="Table1.A2" office:value-type="string">
            <text:p text:style-name="P8">3</text:p>
          </table:table-cell>
          <table:table-cell table:style-name="Table1.B2" office:value-type="string">
            <text:p text:style-name="P8">ID of father (0 if this individual is a founder)</text:p>
          </table:table-cell>
        </table:table-row>
        <table:table-row>
          <table:table-cell table:style-name="Table1.A2" office:value-type="string">
            <text:p text:style-name="P8">4</text:p>
          </table:table-cell>
          <table:table-cell table:style-name="Table1.B2" office:value-type="string">
            <text:p text:style-name="P8">ID of mother (0 if this individual is a founder)</text:p>
          </table:table-cell>
        </table:table-row>
        <table:table-row>
          <table:table-cell table:style-name="Table1.A2" office:value-type="string">
            <text:p text:style-name="P8">5</text:p>
          </table:table-cell>
          <table:table-cell table:style-name="Table1.B2" office:value-type="string">
            <text:p text:style-name="P8">First offspring ID</text:p>
          </table:table-cell>
        </table:table-row>
        <table:table-row>
          <table:table-cell table:style-name="Table1.A2" office:value-type="string">
            <text:p text:style-name="P8">6</text:p>
          </table:table-cell>
          <table:table-cell table:style-name="Table1.B2" office:value-type="string">
            <text:p text:style-name="P8">Next paternal sibling ID</text:p>
          </table:table-cell>
        </table:table-row>
        <table:table-row>
          <table:table-cell table:style-name="Table1.A2" office:value-type="string">
            <text:p text:style-name="P8">7</text:p>
          </table:table-cell>
          <table:table-cell table:style-name="Table1.B2" office:value-type="string">
            <text:p text:style-name="P8">Next paternal sibling ID</text:p>
          </table:table-cell>
        </table:table-row>
        <table:table-row>
          <table:table-cell table:style-name="Table1.A2" office:value-type="string">
            <text:p text:style-name="P8">8</text:p>
          </table:table-cell>
          <table:table-cell table:style-name="Table1.B2" office:value-type="string">
            <text:p text:style-name="P8">Sex (1=male, 2=female, 0=unknown)</text:p>
          </table:table-cell>
        </table:table-row>
        <table:table-row>
          <table:table-cell table:style-name="Table1.A2" office:value-type="string">
            <text:p text:style-name="P8">9</text:p>
          </table:table-cell>
          <table:table-cell table:style-name="Table1.B2" office:value-type="string">
            <text:p text:style-name="P8">Proband status (1=proband, all others have a 0 in this field.)</text:p>
          </table:table-cell>
        </table:table-row>
        <table:table-row>
          <table:table-cell table:style-name="Table1.A2" office:value-type="string">
            <text:p text:style-name="P8">10</text:p>
          </table:table-cell>
          <table:table-cell table:style-name="Table1.B2" office:value-type="string">
            <text:p text:style-name="P8">Disease status (2=affected, 1=unaffected, 0=unknown)</text:p>
          </table:table-cell>
        </table:table-row>
        <table:table-row>
          <table:table-cell>
            <table:table table:is-sub-table="true">
              <table:table-column table:style-name="Table1.A"/>
              <table:table-row>
                <table:table-cell table:style-name="Table1.A2" office:value-type="string">
                  <text:p text:style-name="P8">11</text:p>
                </table:table-cell>
              </table:table-row>
              <table:table-row>
                <table:table-cell table:style-name="Table1.A2" office:value-type="string">
                  <text:p text:style-name="P8">12</text:p>
                </table:table-cell>
              </table:table-row>
            </table:table>
          </table:table-cell>
          <table:table-cell table:style-name="Table1.B2" office:value-type="string">
            <text:p text:style-name="P8">The 1<text:span text:style-name="T3">rst</text:span> allele pair </text:p>
            <text:p text:style-name="P8">(must be a pair of integers)</text:p>
          </table:table-cell>
        </table:table-row>
        <table:table-row>
          <table:table-cell table:style-name="Table1.A2" office:value-type="string">
            <text:p text:style-name="P8">...</text:p>
          </table:table-cell>
          <table:table-cell table:style-name="Table1.B2" office:value-type="string">
            <text:p text:style-name="P8">...</text:p>
          </table:table-cell>
        </table:table-row>
        <table:table-row>
          <table:table-cell>
            <table:table table:is-sub-table="true">
              <table:table-column table:style-name="Table1.A"/>
              <table:table-row>
                <table:table-cell table:style-name="Table1.A2" office:value-type="string">
                  <text:p text:style-name="P8">n-1</text:p>
                </table:table-cell>
              </table:table-row>
              <table:table-row>
                <table:table-cell table:style-name="Table1.A2" office:value-type="string">
                  <text:p text:style-name="P8">n</text:p>
                </table:table-cell>
              </table:table-row>
            </table:table>
          </table:table-cell>
          <table:table-cell table:style-name="Table1.B2" office:value-type="string">
            <text:p text:style-name="P8">The n/2<text:span text:style-name="T3">th</text:span> allele pair</text:p>
          </table:table-cell>
        </table:table-row>
      </table:table>
      <text:p text:style-name="Text_20_body"/>
      <text:h text:style-name="P4" text:outline-level="2">Application Usage</text:h>
      <text:p text:style-name="Text_20_body">There are currently 3 modes of operation: configuration generation, analysis and model exploration.</text:p>
      <text:p text:style-name="Text_20_body"/>
      <text:h text:style-name="Heading_20_3" text:outline-level="3">Configuration Generation</text:h>
      <text:p text:style-name="Text_20_body">To simplify the generation of configuration files, the application provides a way to display an example configuration file. Users can capture this display to a file and use it for analyses. The example configuration produced depends on the Analysis Style selected as the 1rst argument. <text:s/>Currently, there is only one option, PDT. </text:p>
      <text:p text:style-name="Text_20_body"/>
      <text:p text:style-name="Text_20_body">Optional arguments may follow in order to specify important runtime options. While all other arguments are optional, they must be present in the order on the command line to be interpreted correctly (i.e. If you wish to change the Max Model Size, you have to set Data Filename and Min Model Size as well even if you are happy with the defaults).</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rgument #</text:p>
            </table:table-cell>
            <table:table-cell table:style-name="Table3.A1" office:value-type="string">
              <text:p text:style-name="P9">Purpose</text:p>
            </table:table-cell>
            <table:table-cell table:style-name="Table3.C1" office:value-type="string">
              <text:p text:style-name="P9">Possible Values</text:p>
            </table:table-cell>
          </table:table-row>
        </table:table-header-rows>
        <table:table-row>
          <table:table-cell table:style-name="Table3.A2" office:value-type="string">
            <text:p text:style-name="P10">1</text:p>
          </table:table-cell>
          <table:table-cell table:style-name="Table3.A2" office:value-type="string">
            <text:p text:style-name="P11">Analysis type</text:p>
          </table:table-cell>
          <table:table-cell table:style-name="Table3.C2" office:value-type="string">
            <text:p text:style-name="P11">PDT</text:p>
          </table:table-cell>
        </table:table-row>
        <table:table-row>
          <table:table-cell table:style-name="Table3.A2" office:value-type="string">
            <text:p text:style-name="P12">(2)</text:p>
          </table:table-cell>
          <table:table-cell table:style-name="Table3.A2" office:value-type="string">
            <text:p text:style-name="P13">Data Filename</text:p>
          </table:table-cell>
          <table:table-cell table:style-name="Table3.C2" office:value-type="string">
            <text:p text:style-name="P13">Name of your pedigree formatted input file</text:p>
          </table:table-cell>
        </table:table-row>
        <table:table-row>
          <table:table-cell table:style-name="Table3.A2" office:value-type="string">
            <text:p text:style-name="P12">(3)</text:p>
          </table:table-cell>
          <table:table-cell table:style-name="Table3.A2" office:value-type="string">
            <text:p text:style-name="P13">Min Model Size</text:p>
          </table:table-cell>
          <table:table-cell table:style-name="Table3.C2" office:value-type="string">
            <text:p text:style-name="P13">1 to Max Model Size</text:p>
          </table:table-cell>
        </table:table-row>
        <table:table-row>
          <table:table-cell table:style-name="Table3.A2" office:value-type="string">
            <text:p text:style-name="P12">(4)</text:p>
          </table:table-cell>
          <table:table-cell table:style-name="Table3.A2" office:value-type="string">
            <text:p text:style-name="P13">Max Model Size</text:p>
          </table:table-cell>
          <table:table-cell table:style-name="Table3.C2" office:value-type="string">
            <text:p text:style-name="P13">Min Model Size or more</text:p>
          </table:table-cell>
        </table:table-row>
      </table:table>
      <text:p text:style-name="Text_20_body"/>
      <text:p text:style-name="Text_20_body">Distributed with the application is a simulated data set named ExamplePedigree.ped. In order to create configuration file for running a 1 &amp; 2 SNP search with permutation tests on the example pedigree file, type the following:</text:p>
      <text:p text:style-name="Text_20_body"><text:tab/>./mdr-pdt PDT ExamplePedigree.ped 1 2 <text:s/>&gt; Example.pdt.2</text:p>
      <text:p text:style-name="Text_20_body">The resulting file, Example.pdt.2 should be ready to use. At this point, changes can be made to Example.pdt.2 according to the user's needs. </text:p>
      <text:p text:style-name="Text_20_body"/>
      <text:p text:style-name="Text_20_body">The following is the result of running the line above with the the beta release version of the application. </text:p>
      <text:p text:style-name="P14"/>
      <text:p text:style-name="P14">bash-3.1$ more Example.pdt.2</text:p>
      <text:p text:style-name="P14">/******************** Basic Settings</text:p>
      <text:p text:style-name="P14"><text:s/>* Describe the type of models of interest. Models consist on 1 or more SNPs.</text:p>
      <text:p text:style-name="P14"><text:s/>* The minimum number of SNPs in a model to be investigated. Valid settings: 1..COMBO_END</text:p>
      <text:p text:style-name="P14">COMBO_START <text:s text:c="11"/>1</text:p>
      <text:p text:style-name="P14"><text:s/>* <text:s/>The maximum number of SNPs to be considered. Valid settings: COMBO_START...</text:p>
      <text:p text:style-name="P14">COMBO_END <text:s text:c="13"/>2</text:p>
      <text:p text:style-name="P14"><text:s/>* <text:s/>If the data has little or no missing data, it will run faster by using the overall threshold</text:p>
      <text:p text:style-name="P14">USE_MODEL_THRESHOLD <text:s text:c="3"/>ON</text:p>
      <text:p text:style-name="P14"><text:s/>* <text:s/>The value used to indicate that an individual is affected</text:p>
      <text:p text:style-name="P14">AFFECTED_VALUE <text:s text:c="8"/>2</text:p>
      <text:p text:style-name="P14"><text:s/>* <text:s/>The value used to indicate that an individual is unaffected</text:p>
      <text:p text:style-name="P14">UNAFFECTED_VALUE <text:s text:c="6"/>1</text:p>
      <text:p text:style-name="P14"><text:s/>* <text:s/>All other individuals will be considered to be of unknown status and will not contribute to the calculations</text:p>
      <text:p text:style-name="P14"/>
      <text:p text:style-name="P14">/****************** Input format</text:p>
      <text:p text:style-name="P14"><text:s/>* PEDIGREE <text:s text:c="2"/>- For PDT anayses there is only one format supported</text:p>
      <text:p text:style-name="P14">INPUTFORMAT <text:s text:c="11"/>PEDIGREE</text:p>
      <text:p text:style-name="P14"><text:s/>* <text:s/>The name of the input file where your SNP data is to be found. This file must be space delimited</text:p>
      <text:p text:style-name="P14">INPUTFILE <text:s text:c="18"/>ExamplePedigree.ped</text:p>
      <text:p text:style-name="P14"><text:s/>* <text:s/>There is only one Pedigree analysis currently available</text:p>
      <text:p text:style-name="P14">ANALYSISSTYLE <text:s text:c="9"/>PDT</text:p>
      <text:p text:style-name="P14"><text:s/>* <text:s/>Turn On/Off Triad expansion</text:p>
      <text:p text:style-name="P14">EXPAND_TRIOS <text:s text:c="10"/>Yes</text:p>
      <text:p text:style-name="P14"><text:s/>* <text:s/>Matched Odds Verbose On/Off. Turning this on generates the table of pair contributions</text:p>
      <text:p text:style-name="P14">VERBOSE_MATCHED_ODDS_RATIO Off</text:p>
      <text:p text:style-name="P14"><text:s/>* <text:s/>Evaluation Verbose Yes/No</text:p>
      <text:p text:style-name="P14">VERBOSE_EVALUATION <text:s text:c="4"/>No</text:p>
      <text:p text:style-name="P14"/>
      <text:p text:style-name="P14">/****************** Reporting</text:p>
      <text:p text:style-name="P14"><text:s/>* Reports are set up in the form: REPORT_NAME.EXT Each type or report has it's own different extension.</text:p>
      <text:p text:style-name="P14"><text:s/>* Any report whose extension is STDOUT will be redirected to standard out instead of written to a file.</text:p>
      <text:p text:style-name="P14"><text:s/>* By default, REPORT_NAME is just the name of the configuration file</text:p>
      <text:p text:style-name="P14"><text:s/>*REPORT_NAME MyReportName</text:p>
      <text:p text:style-name="P14">EXT_DISTRIBUTION <text:s text:c="6"/>pdist <text:s text:c="5"/>//This is where the distribution of the p-tests is written</text:p>
      <text:p text:style-name="P14">EXT_REPORT <text:s text:c="12"/>STDOUT <text:s text:c="4"/>//This is where the final results are written</text:p>
      <text:p text:style-name="P14">EXT_PEDIGREE <text:s text:c="9"/>pedigree <text:s text:c="5"/>//Pedigree related errors and notes are logged here</text:p>
      <text:p text:style-name="P14"/>
      <text:p text:style-name="P14">/****************** Permutation Tests</text:p>
      <text:p text:style-name="P14"><text:s/>* Number of permutation runs to be executed. 1000 is recommended.</text:p>
      <text:p text:style-name="P14">PTEST_COUNT <text:s text:c="11"/>25</text:p>
      <text:p text:style-name="P14"><text:s/>* The seed associated with the tests. Each test gets a new seed</text:p>
      <text:p text:style-name="P14">PTEST_SEED <text:s text:c="14"/>333</text:p>
      <text:p text:style-name="P14"><text:s/>* Reporting can be done based on a p-value threshold. Any model whose significance exceeds this value will be reported.</text:p>
      <text:p text:style-name="P14">PVAL_THRESHOLD <text:s text:c="4"/>0.05</text:p>
      <text:h text:style-name="Heading_20_3" text:outline-level="3"/>
      <text:h text:style-name="P15" text:outline-level="3">Analysis</text:h>
      <text:p text:style-name="Text_20_body">To perform analysis, simply create a valid configuration file and execute the application with the configuration file as the sole parameter. </text:p>
      <text:p text:style-name="Text_20_body"/>
      <text:p text:style-name="Text_20_body">To run the analysis setup with the example data file using the configuration file, Example.pdt.2, type the following:</text:p>
      <text:p text:style-name="Text_20_body">Example:</text:p>
      <text:p text:style-name="Text_20_body"><text:tab/>./mdr-pdt Example.pdt.2</text:p>
      <text:p text:style-name="Text_20_body">The following is an excerpt from a run based on the example dataset included with the application. </text:p>
      <text:p text:style-name="Text_20_body"/>
      <text:p text:style-name="P16">mdr-pdt - Multifactor Dimensionality Reduction - Pedigree Disequilibrium Test: 1.0 (0)</text:p>
      <text:p text:style-name="P16">Vanderbilt University</text:p>
      <text:p text:style-name="P16">Center for Human Genetics Research</text:p>
      <text:p text:style-name="P16">Marylyn Ritchie (ritchie@chgr.mc.vanderbilt.edu) &amp; Eric Torstenson (torstenson@chgr.mc.vanderbilt.edu)</text:p>
      <text:p text:style-name="P16"/>
      <text:p text:style-name="P16">Configuration:</text:p>
      <text:p text:style-name="P16">Data Source: [ExamplePedigree.ped]</text:p>
      <text:p text:style-name="P16"><text:s text:c="28"/>Input File Type: Pedigree Format</text:p>
      <text:p text:style-name="P16"><text:s text:c="45"/>* Trios were expanded to valid</text:p>
      <text:p text:style-name="P16"><text:s text:c="47"/>DSPs where parental data was present</text:p>
      <text:p text:style-name="P16"><text:s text:c="23"/>Value Denoting Cases: 2</text:p>
      <text:p text:style-name="P16"><text:s text:c="20"/>Value Denoting Controls: 1</text:p>
      <text:p text:style-name="P16"><text:s text:c="21"/>Total Individuals Seen: 600</text:p>
      <text:p text:style-name="P16"><text:s text:c="3"/>Total individuals to be used in analysis: 800</text:p>
      <text:p text:style-name="P16"><text:s text:c="43"/>Cases: 400</text:p>
      <text:p text:style-name="P16"><text:s text:c="40"/>Controls: 400</text:p>
      <text:p text:style-name="P16"><text:s text:c="14"/>Number of SNPS per individual: 10</text:p>
      <text:p text:style-name="P16"><text:s text:c="33"/>Model Size: 1-2</text:p>
      <text:p text:style-name="P16"><text:s text:c="29"/>Risk Assesment: Based on Model's threshold</text:p>
      <text:p text:style-name="P16"><text:s text:c="29"/>Analysis Style: Pedigree Analysis using PDT statistic</text:p>
      <text:p text:style-name="P16"><text:s text:c="2"/>Searching</text:p>
      <text:p text:style-name="Text_20_body"/>
      <text:p text:style-name="Text_20_body"/>
      <text:p text:style-name="P17">Application output continued:</text:p>
      <text:p text:style-name="Text_20_body">Below are the search results. If EXT_REPORT were set to something other than STD_OUT, the details on the next few pages would be part of the output named *.report. <text:s/>Each model is treated with the subsections: Model Overview, Classification Details, Matched Odds and Statistic Summary. </text:p>
      <text:p text:style-name="P18"/>
      <text:p text:style-name="P16">Model Details</text:p>
      <text:p text:style-name="P16"><text:s text:c="8"/>Model ID: 1</text:p>
      <text:p text:style-name="P16"><text:s text:c="8"/>Total Cases: 400(100.000%) <text:s text:c="8"/>Total Controls: 400(100.000%)</text:p>
      <text:p text:style-name="P16"><text:s text:c="10"/>Genotype</text:p>
      <text:p text:style-name="P16"><text:s text:c="16"/>1 <text:s text:c="7"/>Cases <text:s/>Controls <text:s text:c="4"/>Total <text:s text:c="4"/>Ratio</text:p>
      <text:p text:style-name="P16"><text:s text:c="15"/>1/1 <text:s text:c="9"/>84 <text:s text:c="6"/>104 <text:s text:c="6"/>188 <text:s text:c="3"/>0.8077</text:p>
      <text:p text:style-name="P16"><text:s text:c="15"/>1/2 * <text:s text:c="6"/>226 <text:s text:c="6"/>184 <text:s text:c="6"/>410 <text:s text:c="3"/>1.2283</text:p>
      <text:p text:style-name="P16"><text:s text:c="15"/>2/2 <text:s text:c="9"/>90 <text:s text:c="6"/>112 <text:s text:c="6"/>202 <text:s text:c="3"/>0.8036</text:p>
      <text:p text:style-name="P16"><text:s text:c="16"/>*Indicates models that are determined to be High Risk</text:p>
      <text:p text:style-name="P16"/>
      <text:p text:style-name="P16"><text:s text:c="17"/>Heterozygote alleles are not necessarily ordered the</text:p>
      <text:p text:style-name="P16"><text:s text:c="17"/>same as they were found in the original data</text:p>
      <text:p text:style-name="P16"/>
      <text:p text:style-name="P16"/>
      <text:p text:style-name="P16">Classification Details:</text:p>
      <text:p text:style-name="P16"><text:s text:c="19"/>Correctly <text:s text:c="6"/>Incorrectly</text:p>
      <text:p text:style-name="P16"><text:s text:c="18"/>Classified <text:s text:c="7"/>Classified</text:p>
      <text:p text:style-name="P16"><text:s text:c="5"/>Cases <text:s text:c="2"/>226 ('High-Risk') <text:s text:c="2"/>174 ('Low-Risk')</text:p>
      <text:p text:style-name="P16"><text:s text:c="2"/>Controls <text:s text:c="2"/>216 ('Low-Risk') <text:s text:c="3"/>184 ('High-Risk')</text:p>
      <text:p text:style-name="P16"><text:s text:c="14"/>55.2500% <text:s text:c="11"/>44.7500% <text:s text:c="6"/>of 800</text:p>
      <text:p text:style-name="P16"/>
      <text:p text:style-name="P16"/>
      <text:p text:style-name="P16">Matched Odds Ratio:</text:p>
      <text:p text:style-name="P16"><text:s text:c="24"/>Controls</text:p>
      <text:p text:style-name="P16"><text:s text:c="8"/>Cases <text:s text:c="5"/>Exposed <text:s text:c="3"/>Unexposed <text:s text:c="5"/>(Total)</text:p>
      <text:p text:style-name="P16"><text:s text:c="6"/>Exposed <text:s text:c="9"/>132 <text:s text:c="10"/>94 <text:s text:c="9"/>226</text:p>
      <text:p text:style-name="P16"><text:s text:c="4"/>Unexposed <text:s text:c="10"/>52 <text:s text:c="9"/>122 <text:s text:c="9"/>174</text:p>
      <text:p text:style-name="P16"><text:s text:c="6"/>(Total) <text:s text:c="9"/>184 <text:s text:c="9"/>216 <text:s text:c="9"/>400</text:p>
      <text:p text:style-name="P16">Matched Odds Ratio: <text:s text:c="7"/>1.8077</text:p>
      <text:p text:style-name="P16">Summary:</text:p>
      <text:p text:style-name="P16"><text:s text:c="2"/>Model ID: 1</text:p>
      <text:p text:style-name="P16"><text:s text:c="17"/>Sum(D): 42</text:p>
      <text:p text:style-name="P16"><text:s text:c="15"/>Sum(D*D): 212</text:p>
      <text:p text:style-name="P16"><text:s text:c="12"/>T-Statistic: 2.8846</text:p>
      <text:p text:style-name="P16"/>
      <text:p text:style-name="P16"/>
      <text:p text:style-name="P16">Model Details</text:p>
      <text:p text:style-name="P16"><text:s text:c="8"/>Model ID: 5x10</text:p>
      <text:p text:style-name="P16"><text:s text:c="8"/>Total Cases: 400(100.000%) <text:s text:c="8"/>Total Controls: 400(100.000%)</text:p>
      <text:p text:style-name="P16"><text:s text:c="10"/>Genotype</text:p>
      <text:p text:style-name="P16"><text:s text:c="11"/>5 <text:s text:c="2"/>10 <text:s text:c="7"/>Cases <text:s/>Controls <text:s text:c="4"/>Total <text:s text:c="4"/>Ratio</text:p>
      <text:p text:style-name="P16"><text:s text:c="9"/>1/1 <text:s text:c="2"/>1/1 <text:s text:c="10"/>0 <text:s text:c="7"/>32 <text:s text:c="7"/>32 <text:s text:c="3"/>0.0000</text:p>
      <text:p text:style-name="P16"><text:s text:c="9"/>1/1 <text:s text:c="2"/>1/2 * <text:s text:c="7"/>91 <text:s text:c="7"/>52 <text:s text:c="6"/>143 <text:s text:c="3"/>1.7500</text:p>
      <text:p text:style-name="P16"><text:s text:c="9"/>1/1 <text:s text:c="2"/>2/2 <text:s text:c="10"/>0 <text:s text:c="7"/>20 <text:s text:c="7"/>20 <text:s text:c="3"/>0.0000</text:p>
      <text:p text:style-name="P16"><text:s text:c="9"/>1/2 <text:s text:c="2"/>1/1 * <text:s text:c="7"/>98 <text:s text:c="7"/>44 <text:s text:c="6"/>142 <text:s text:c="3"/>2.2273</text:p>
      <text:p text:style-name="P16"><text:s text:c="9"/>1/2 <text:s text:c="2"/>1/2 <text:s text:c="10"/>0 <text:s text:c="7"/>68 <text:s text:c="7"/>68 <text:s text:c="3"/>0.0000</text:p>
      <text:p text:style-name="P16"><text:s text:c="9"/>1/2 <text:s text:c="2"/>2/2 * <text:s text:c="7"/>98 <text:s text:c="7"/>54 <text:s text:c="6"/>152 <text:s text:c="3"/>1.8148</text:p>
      <text:p text:style-name="P16"><text:s text:c="9"/>2/2 <text:s text:c="2"/>1/1 <text:s text:c="10"/>0 <text:s text:c="7"/>46 <text:s text:c="7"/>46 <text:s text:c="3"/>0.0000</text:p>
      <text:p text:style-name="P16"><text:s text:c="9"/>2/2 <text:s text:c="2"/>1/2 * <text:s text:c="6"/>113 <text:s text:c="7"/>60 <text:s text:c="6"/>173 <text:s text:c="3"/>1.8833</text:p>
      <text:p text:style-name="P16"><text:s text:c="9"/>2/2 <text:s text:c="2"/>2/2 <text:s text:c="10"/>0 <text:s text:c="7"/>24 <text:s text:c="7"/>24 <text:s text:c="3"/>0.0000</text:p>
      <text:p text:style-name="P16"><text:s text:c="16"/>*Indicates models that are determined to be High Risk</text:p>
      <text:p text:style-name="P16"/>
      <text:p text:style-name="P16"><text:s text:c="17"/>Heterozygote alleles are not necessarily ordered the</text:p>
      <text:p text:style-name="P16"><text:s text:c="17"/>same as they were found in the original data</text:p>
      <text:p text:style-name="P16"/>
      <text:p text:style-name="P16"/>
      <text:p text:style-name="P16">Classification Details:</text:p>
      <text:p text:style-name="P16"><text:s text:c="19"/>Correctly <text:s text:c="6"/>Incorrectly</text:p>
      <text:p text:style-name="P16"><text:s text:c="18"/>Classified <text:s text:c="7"/>Classified</text:p>
      <text:p text:style-name="P16"><text:s text:c="5"/>Cases <text:s text:c="2"/>400 ('High-Risk') <text:s text:c="4"/>0 ('Low-Risk')</text:p>
      <text:p text:style-name="P16"><text:s text:c="2"/>Controls <text:s text:c="2"/>190 ('Low-Risk') <text:s text:c="3"/>210 ('High-Risk')</text:p>
      <text:p text:style-name="P16"><text:s text:c="14"/>73.7500% <text:s text:c="11"/>26.2500% <text:s text:c="6"/>of 800</text:p>
      <text:p text:style-name="P16"/>
      <text:p text:style-name="P16"/>
      <text:p text:style-name="P16">Matched Odds Ratio:</text:p>
      <text:p text:style-name="P16"><text:s text:c="24"/>Controls</text:p>
      <text:p text:style-name="P16"><text:s text:c="8"/>Cases <text:s text:c="5"/>Exposed <text:s text:c="3"/>Unexposed <text:s text:c="5"/>(Total)</text:p>
      <text:p text:style-name="P16"><text:s text:c="6"/>Exposed <text:s text:c="9"/>210 <text:s text:c="9"/>190 <text:s text:c="9"/>400</text:p>
      <text:p text:style-name="P16"><text:s text:c="4"/>Unexposed <text:s text:c="11"/>0 <text:s text:c="11"/>0 <text:s text:c="11"/>0</text:p>
      <text:p text:style-name="P16"><text:s text:c="6"/>(Total) <text:s text:c="9"/>210 <text:s text:c="9"/>190 <text:s text:c="9"/>400</text:p>
      <text:p text:style-name="P16">Matched Odds Ratio: <text:s text:c="10"/>inf</text:p>
      <text:p text:style-name="P16">Summary:</text:p>
      <text:p text:style-name="P16"><text:s text:c="2"/>Model ID: 5x10</text:p>
      <text:p text:style-name="P16"><text:s text:c="17"/>Sum(D): 190</text:p>
      <text:p text:style-name="P16"><text:s text:c="15"/>Sum(D*D): 380</text:p>
      <text:p text:style-name="P16"><text:s text:c="12"/>T-Statistic: 9.7468</text:p>
      <text:p text:style-name="P16"/>
      <text:p text:style-name="P16"/>
      <text:p text:style-name="P16">Pedigree Search of 55 : 55 completed in 0.0700 seconds</text:p>
      <text:p text:style-name="P19"/>
      <text:p text:style-name="Text_20_body">Each permutation is logged in order to give the user a sense of how much time is required before completion. </text:p>
      <text:p text:style-name="P16">Performing 100 Permutation Tests:</text:p>
      <text:p text:style-name="P16">Test # <text:s/>Load Time (s) <text:s text:c="12"/>Execution Time(s) <text:s text:c="3"/>Models Seen</text:p>
      <text:p text:style-name="P16"><text:s text:c="5"/>0 <text:s text:c="9"/>0.00022 <text:s text:c="24"/>0.060 <text:s text:c="12"/>55</text:p>
      <text:p text:style-name="P16"><text:s text:c="5"/>1 <text:s text:c="9"/>0.01022 <text:s text:c="24"/>0.070 <text:s text:c="12"/>55</text:p>
      <text:p text:style-name="P16"><text:s text:c="5"/>2 <text:s text:c="9"/>0.00022 <text:s text:c="24"/>0.060 <text:s text:c="12"/>55</text:p>
      <text:p text:style-name="P16"><text:s text:c="5"/>3 <text:s text:c="9"/>0.00022 <text:s text:c="24"/>0.050 <text:s text:c="12"/>55</text:p>
      <text:p text:style-name="P16"><text:s text:c="5"/>4 <text:s text:c="9"/>0.00022 <text:s text:c="24"/>0.060 <text:s text:c="12"/>55</text:p>
      <text:p text:style-name="P16"><text:s text:c="5"/>5 <text:s text:c="9"/>0.00022 <text:s text:c="24"/>0.050 <text:s text:c="12"/>55</text:p>
      <text:p text:style-name="P16"><text:tab/><text:tab/><text:tab/><text:tab/>(Lines Removed)</text:p>
      <text:p text:style-name="P16"><text:s text:c="3"/>999 <text:s text:c="9"/>0.00022 <text:s text:c="24"/>0.040 <text:s text:c="12"/>55</text:p>
      <text:p text:style-name="P16"/>
      <text:p text:style-name="Text_20_body">Based on the various model's estimated p-values, the final part of the report contains all “statistically” interesting models. Interesting models are those whose p-values fall below the threshold set by the configuration parameter: <text:span text:style-name="T4">PVAL_THRESHOLD.</text:span><text:span text:style-name="T5"> The distribution required for the t-statistics is an N-Distribution. As a result, models are reported separately according to their size. </text:span></text:p>
      <text:p text:style-name="P20"><text:s/></text:p>
      <text:p text:style-name="P16">Distribution Report 1 SNP(s) per model</text:p>
      <text:p text:style-name="P16"><text:s text:c="8"/>* Only models with a p-value &lt; 0.001 are reported.</text:p>
      <text:p text:style-name="P16"><text:s text:c="11"/>T <text:s text:c="8"/>Statistical</text:p>
      <text:p text:style-name="P16">Model <text:s text:c="2"/>Statistic <text:s text:c="3"/>Significance</text:p>
      <text:p text:style-name="P16"><text:s text:c="3"/>1 <text:s text:c="6"/>2.885 <text:s text:c="6"/>p &lt; 0.001</text:p>
      <text:p text:style-name="P16"><text:s text:c="2"/>10 <text:s text:c="6"/>2.073 <text:s text:c="6"/>p &lt; 0.001</text:p>
      <text:p text:style-name="P16"><text:s text:c="3"/>7 <text:s text:c="6"/>1.925 <text:s text:c="6"/>p &lt; 0.001</text:p>
      <text:p text:style-name="P16"><text:s text:c="3"/>5 <text:s text:c="6"/>1.812 <text:s text:c="6"/>p &lt; 0.001</text:p>
      <text:p text:style-name="P16"><text:s text:c="3"/>4 <text:s text:c="6"/>1.793 <text:s text:c="6"/>p &lt; 0.001</text:p>
      <text:p text:style-name="P16"><text:s text:c="3"/>6 <text:s text:c="6"/>1.508 <text:s text:c="6"/>p &lt; 0.001</text:p>
      <text:p text:style-name="P16"><text:s text:c="3"/>2 <text:s text:c="6"/>1.134 <text:s text:c="6"/>p &lt; 0.001</text:p>
      <text:p text:style-name="P16"><text:s text:c="3"/>3 <text:s text:c="6"/>1.114 <text:s text:c="6"/>p &lt; 0.001</text:p>
      <text:p text:style-name="P16"><text:s text:c="3"/>8 <text:s text:c="6"/>1.086 <text:s text:c="6"/>p &lt; 0.001</text:p>
      <text:p text:style-name="P16"/>
      <text:p text:style-name="P16"/>
      <text:p text:style-name="P16">Distribution Report 2 SNP(s) per model</text:p>
      <text:p text:style-name="P16"><text:s text:c="8"/>* Only models with a p-value &lt; 0.001 are reported.</text:p>
      <text:p text:style-name="P16"><text:s text:c="15"/>T <text:s text:c="8"/>Statistical</text:p>
      <text:p text:style-name="P16"><text:s text:c="3"/>Model <text:s text:c="2"/>Statistic <text:s text:c="3"/>Significance</text:p>
      <text:p text:style-name="P16"><text:s text:c="4"/>5x10 <text:s text:c="6"/>9.747 <text:s text:c="6"/>p &lt; 0.001</text:p>
      <text:p text:style-name="P16"><text:s text:c="5"/>1x7 <text:s text:c="6"/>3.757 <text:s text:c="6"/>p &lt; 0.001</text:p>
      <text:p text:style-name="P16"><text:s text:c="5"/>4x8 <text:s text:c="6"/>3.389 <text:s text:c="6"/>p &lt; 0.001</text:p>
      <text:p text:style-name="P16"><text:s text:c="4"/>7x10 <text:s text:c="6"/>3.345 <text:s text:c="6"/>p &lt; 0.001</text:p>
      <text:p text:style-name="P16"><text:s text:c="5"/>1x3 <text:s text:c="6"/>3.312 <text:s text:c="6"/>p &lt; 0.001</text:p>
      <text:p text:style-name="P16"><text:s text:c="5"/>1x8 <text:s text:c="6"/>3.206 <text:s text:c="6"/>p &lt; 0.001</text:p>
      <text:p text:style-name="P16"><text:s text:c="4"/>1x10 <text:s text:c="6"/>3.190 <text:s text:c="6"/>p &lt; 0.001</text:p>
      <text:p text:style-name="P16"><text:s text:c="5"/>5x8 <text:s text:c="6"/>3.170 <text:s text:c="6"/>p &lt; 0.001</text:p>
      <text:p text:style-name="P16"><text:s text:c="5"/>1x9 <text:s text:c="6"/>3.151 <text:s text:c="6"/>p &lt; 0.001</text:p>
      <text:p text:style-name="P16"><text:s text:c="5"/>1x5 <text:s text:c="6"/>3.130 <text:s text:c="6"/>p &lt; 0.001</text:p>
      <text:p text:style-name="P16"><text:s text:c="5"/>1x4 <text:s text:c="6"/>3.101 <text:s text:c="6"/>p &lt; 0.001</text:p>
      <text:p text:style-name="P16"><text:s text:c="4"/>2x10 <text:s text:c="6"/>3.087 <text:s text:c="6"/>p &lt; 0.001</text:p>
      <text:p text:style-name="P16"><text:s text:c="5"/>4x6 <text:s text:c="6"/>2.991 <text:s text:c="6"/>p &lt; 0.001</text:p>
      <text:p text:style-name="P16"><text:s text:c="5"/>1x6 <text:s text:c="6"/>2.885 <text:s text:c="6"/>p &lt; 0.001</text:p>
      <text:p text:style-name="P16"><text:s text:c="11"/>(Lines Removed)</text:p>
      <text:p text:style-name="P16"/>
      <text:p text:style-name="Text_20_body">The last part of the output is a summary of the top models. </text:p>
      <text:p text:style-name="Text_20_body"/>
      <text:p text:style-name="P16">Top Model of the PDT Search:</text:p>
      <text:p text:style-name="P16"><text:s text:c="7"/>Model <text:s/>T Statstic <text:s text:c="4"/>p Value</text:p>
      <text:p text:style-name="P16"><text:s text:c="11"/>1 <text:s text:c="5"/>2.8846 <text:s text:c="4"/>p &lt; 0.0100</text:p>
      <text:p text:style-name="P16"><text:s text:c="8"/>5x10 <text:s text:c="5"/>9.7468 <text:s text:c="4"/>p &lt; 0.0100</text:p>
      <text:p text:style-name="P16">bash-3.1$</text:p>
      <text:p text:style-name="P16"/>
      <text:p text:style-name="Text_20_body"/>
      <text:p text:style-name="Text_20_body"/>
      <text:h text:style-name="Heading_20_3" text:outline-level="3"/>
      <text:h text:style-name="P15" text:outline-level="3">Model Exploration</text:h>
      <text:p text:style-name="Text_20_body">During regular analyses, only the best model for each model size is described in high detail. However, should users wish to explore other models, mdr-pdt provides a way to interactively explore any model they wish. </text:p>
      <text:p text:style-name="Text_20_body"/>
      <text:p text:style-name="Text_20_body">Exploration is easy to do, but it requires a few pieces of information. First, the configuration file specifying details about the data (format and location) as well as the analysis style desired. One or more models should be given on the command line separated by space. The models are specified using the SNPs position in the repository separated by “x”s. </text:p>
      <text:p text:style-name="Text_20_body"/>
      <text:p text:style-name="Text_20_body">Example:</text:p>
      <text:p text:style-name="Text_20_body">If in a previous analysis two other significant models were reported as 1x10 and 5x10, we could type the following:</text:p>
      <text:p text:style-name="Text_20_body"><text:tab/>./mdr-pdt <text:s/>sampledata.mdrpdt.3L 1x10 5x10</text:p>
      <text:p text:style-name="Text_20_body"/>
      <text:p text:style-name="Text_20_body">Below is an example of the exploration of a single model, 2x10</text:p>
      <text:p text:style-name="P16">bash-3.1$ ./mdr-pdt Example.pdt.2 2x10</text:p>
      <text:p text:style-name="P16">mdr-pdt - Multifactor Dimensionality Reduction - Pedigree Disequilibrium Test: 1.0 (0)</text:p>
      <text:p text:style-name="P16">Vanderbilt University</text:p>
      <text:p text:style-name="P16">Center for Human Genetics Research</text:p>
      <text:p text:style-name="P16">Marylyn Ritchie (ritchie@chgr.mc.vanderbilt.edu) &amp; Eric Torstenson (torstenson@chgr.mc.vanderbilt.edu)</text:p>
      <text:p text:style-name="P16"/>
      <text:p text:style-name="P16">Configuration:</text:p>
      <text:p text:style-name="P16">Data Source: [ExamplePedigree.ped]</text:p>
      <text:p text:style-name="P16"><text:s text:c="28"/>Input File Type: Pedigree Format</text:p>
      <text:p text:style-name="P16"><text:s text:c="45"/>* Triads were expanded to valid</text:p>
      <text:p text:style-name="P16"><text:s text:c="47"/>DSPs where parental data was present</text:p>
      <text:p text:style-name="P16"><text:s text:c="23"/>Value Denoting Cases: 2</text:p>
      <text:p text:style-name="P16"><text:s text:c="20"/>Value Denoting Controls: 1</text:p>
      <text:p text:style-name="P16"><text:s text:c="21"/>Total Individuals Seen: 600</text:p>
      <text:p text:style-name="P16"><text:s text:c="3"/>Total individuals to be used in analysis: 800</text:p>
      <text:p text:style-name="P16"><text:s text:c="43"/>Cases: 400</text:p>
      <text:p text:style-name="P16"><text:s text:c="40"/>Controls: 400</text:p>
      <text:p text:style-name="P16"><text:s text:c="14"/>Number of SNPS per individual: 10</text:p>
      <text:p text:style-name="P16"><text:s text:c="33"/>Model Size: 1-2</text:p>
      <text:p text:style-name="P16"><text:s text:c="29"/>Risk Assesment: Based on Model's threshold</text:p>
      <text:p text:style-name="P16"><text:s text:c="29"/>Analysis Style: Pedigree Analysis using PDT statistic</text:p>
      <text:p text:style-name="P16"/>
      <text:p text:style-name="P16"/>
      <text:p text:style-name="P16">Model Details</text:p>
      <text:p text:style-name="P16"><text:s text:c="8"/>Model ID: 2x10</text:p>
      <text:p text:style-name="P16"><text:s text:c="8"/>Total Cases: 400(100.000%) <text:s text:c="8"/>Total Controls: 400(100.000%)</text:p>
      <text:p text:style-name="P16"><text:s text:c="10"/>Genotype</text:p>
      <text:p text:style-name="P16"><text:s text:c="11"/>2 <text:s text:c="2"/>10 <text:s text:c="7"/>Cases <text:s/>Controls <text:s text:c="4"/>Total <text:s text:c="4"/>Ratio</text:p>
      <text:p text:style-name="P16"><text:s text:c="9"/>1/1 <text:s text:c="2"/>1/1 <text:s text:c="9"/>19 <text:s text:c="7"/>28 <text:s text:c="7"/>47 <text:s text:c="3"/>0.6786</text:p>
      <text:p text:style-name="P16"><text:s text:c="9"/>1/1 <text:s text:c="2"/>1/2 * <text:s text:c="7"/>54 <text:s text:c="7"/>42 <text:s text:c="7"/>96 <text:s text:c="3"/>1.2857</text:p>
      <text:p text:style-name="P16"><text:s text:c="9"/>1/1 <text:s text:c="2"/>2/2 <text:s text:c="9"/>20 <text:s text:c="7"/>38 <text:s text:c="7"/>58 <text:s text:c="3"/>0.5263</text:p>
      <text:p text:style-name="P16"><text:s text:c="9"/>1/2 <text:s text:c="2"/>1/1 <text:s text:c="9"/>61 <text:s text:c="7"/>64 <text:s text:c="6"/>125 <text:s text:c="3"/>0.9531</text:p>
      <text:p text:style-name="P16"><text:s text:c="9"/>1/2 <text:s text:c="2"/>1/2 <text:s text:c="9"/>98 <text:s text:c="6"/>102 <text:s text:c="6"/>200 <text:s text:c="3"/>0.9608</text:p>
      <text:p text:style-name="P16"><text:s text:c="9"/>1/2 <text:s text:c="2"/>2/2 * <text:s text:c="7"/>44 <text:s text:c="7"/>34 <text:s text:c="7"/>78 <text:s text:c="3"/>1.2941</text:p>
      <text:p text:style-name="P16"><text:s text:c="9"/>2/2 <text:s text:c="2"/>1/1 <text:s text:c="9"/>18 <text:s text:c="7"/>30 <text:s text:c="7"/>48 <text:s text:c="3"/>0.6000</text:p>
      <text:p text:style-name="P16"><text:s text:c="9"/>2/2 <text:s text:c="2"/>1/2 * <text:s text:c="7"/>52 <text:s text:c="7"/>36 <text:s text:c="7"/>88 <text:s text:c="3"/>1.4444</text:p>
      <text:p text:style-name="P16"><text:s text:c="9"/>2/2 <text:s text:c="2"/>2/2 * <text:s text:c="7"/>34 <text:s text:c="7"/>26 <text:s text:c="7"/>60 <text:s text:c="3"/>1.3077</text:p>
      <text:p text:style-name="P16"><text:s text:c="16"/>*Indicates models that are determined to be High Risk</text:p>
      <text:p text:style-name="P16"/>
      <text:p text:style-name="P16"><text:s text:c="17"/>Heterozygote alleles are not necessarily ordered the</text:p>
      <text:p text:style-name="P16"><text:s text:c="17"/>same as they were found in the original data</text:p>
      <text:p text:style-name="P16"/>
      <text:p text:style-name="P16"/>
      <text:p text:style-name="P16">Classification Details:</text:p>
      <text:p text:style-name="P16"><text:s text:c="19"/>Correctly <text:s text:c="6"/>Incorrectly</text:p>
      <text:p text:style-name="P16"><text:s text:c="18"/>Classified <text:s text:c="7"/>Classified</text:p>
      <text:p text:style-name="P16"><text:s text:c="5"/>Cases <text:s text:c="2"/>184 ('High-Risk') <text:s text:c="2"/>216 ('Low-Risk')</text:p>
      <text:p text:style-name="P16"><text:s text:c="2"/>Controls <text:s text:c="2"/>262 ('Low-Risk') <text:s text:c="3"/>138 ('High-Risk')</text:p>
      <text:p text:style-name="P16"><text:s text:c="14"/>55.7500% <text:s text:c="11"/>44.2500% <text:s text:c="6"/>of 800</text:p>
      <text:p text:style-name="P16"/>
      <text:p text:style-name="P16"/>
      <text:p text:style-name="P16">Matched Odds Ratio:</text:p>
      <text:p text:style-name="P16"><text:s text:c="24"/>Controls</text:p>
      <text:p text:style-name="P16"><text:s text:c="8"/>Cases <text:s text:c="5"/>Exposed <text:s text:c="3"/>Unexposed <text:s text:c="5"/>(Total)</text:p>
      <text:p text:style-name="P16"><text:s text:c="6"/>Exposed <text:s text:c="10"/>89 <text:s text:c="10"/>95 <text:s text:c="9"/>184</text:p>
      <text:p text:style-name="P16"><text:s text:c="4"/>Unexposed <text:s text:c="10"/>49 <text:s text:c="9"/>167 <text:s text:c="9"/>216</text:p>
      <text:p text:style-name="P16"><text:s text:c="6"/>(Total) <text:s text:c="9"/>138 <text:s text:c="9"/>262 <text:s text:c="9"/>400</text:p>
      <text:p text:style-name="P16">Matched Odds Ratio: <text:s text:c="7"/>1.9388</text:p>
      <text:p text:style-name="P16">Summary:</text:p>
      <text:p text:style-name="P16"><text:s text:c="2"/>Model ID: 2x10</text:p>
      <text:p text:style-name="P16"><text:s text:c="17"/>Sum(D): 46</text:p>
      <text:p text:style-name="P16"><text:s text:c="15"/>Sum(D*D): 222</text:p>
      <text:p text:style-name="P16"><text:s text:c="12"/>T-Statistic: 3.0873</text:p>
      <text:p text:style-name="P16"/>
      <text:p text:style-name="Text_20_body"/>
      <text:h text:style-name="P15" text:outline-level="3">Pedigree Report</text:h>
      <text:p text:style-name="Text_20_body">During the parsing of a pedigree file, and throughout the generation of virtual sibs and discordant sib pairs, mdr-pdt logs important details. </text:p>
      <text:p text:style-name="Text_20_body"/>
      <text:h text:style-name="Heading_20_4" text:outline-level="4">Pedigree Contributions</text:h>
      <text:p text:style-name="Text_20_body">Below is the first few lines from the pedigree report generated when analyzing the example data distributed with the application. </text:p>
      <text:p text:style-name="Text_20_body"/>
      <text:p text:style-name="P16">bash-3.1$ more Example.pdt.3.pedigree</text:p>
      <text:p text:style-name="P16">Total Families Identified: 200</text:p>
      <text:p text:style-name="P16">The following represents the contributions of each pedigree to the DSPs used in the analyses.</text:p>
      <text:p text:style-name="P16">Column 1 is the pedigree ID. 2 represents the total number of individuals contributed to the analysis.</text:p>
      <text:p text:style-name="P16"><text:s text:c="3"/>Pedidgree <text:s text:c="2"/>Total <text:s/>Unique <text:s/>Unique <text:s text:c="2"/>Discordant sibship breakdown</text:p>
      <text:p text:style-name="P16"><text:s text:c="6"/>ID <text:s text:c="12"/>Cont. <text:s text:c="3"/>Aff. <text:s text:c="2"/>Unaff <text:s text:c="5"/>FxM [ sibs ] ...</text:p>
      <text:p text:style-name="P16"><text:s text:c="2"/>Pedigree# 0 <text:s text:c="8"/>4 <text:s text:c="6"/>2 <text:s text:c="6"/>1 : <text:s text:c="6"/>2x3 [ *1 <text:s/>4 *5 ]</text:p>
      <text:p text:style-name="P16"><text:s text:c="2"/>Pedigree# 1 <text:s text:c="8"/>4 <text:s text:c="6"/>2 <text:s text:c="6"/>1 : <text:s text:c="6"/>2x3 [ *1 *4 <text:s/>5 ]</text:p>
      <text:p text:style-name="P16"><text:s text:c="2"/>Pedigree# 10 <text:s text:c="7"/>4 <text:s text:c="6"/>2 <text:s text:c="6"/>1 : <text:s text:c="6"/>2x3 [ *1 *4 <text:s/>5 ]</text:p>
      <text:p text:style-name="P16"><text:s text:c="2"/>Pedigree# 100 <text:s text:c="6"/>4 <text:s text:c="6"/>2 <text:s text:c="6"/>1 : <text:s text:c="6"/>2x3 [ *1 *4 <text:s/>5 ]</text:p>
      <text:p text:style-name="P16"><text:s text:c="2"/>Pedigree# 101 <text:s text:c="6"/>4 <text:s text:c="6"/>2 <text:s text:c="6"/>1 : <text:s text:c="6"/>2x3 [ *1 <text:s/>4 *5 ]</text:p>
      <text:p text:style-name="P16"><text:s text:c="2"/>Pedigree# 102 <text:s text:c="6"/>4 <text:s text:c="6"/>2 <text:s text:c="6"/>1 : <text:s text:c="6"/>2x3 [ *1 <text:s/>4 *5 ]</text:p>
      <text:p text:style-name="P16"><text:s text:c="2"/>Pedigree# 103 <text:s text:c="6"/>4 <text:s text:c="6"/>2 <text:s text:c="6"/>1 : <text:s text:c="6"/>2x3 [ *1 *4 <text:s/>5 ]</text:p>
      <text:p text:style-name="P16"><text:s text:c="2"/>Pedigree# 104 <text:s text:c="6"/>4 <text:s text:c="6"/>2 <text:s text:c="6"/>1 : <text:s text:c="6"/>2x3 [ *1 *4 <text:s/>5 ]</text:p>
      <text:p text:style-name="P16"><text:s text:c="2"/>Pedigree# 105 <text:s text:c="6"/>4 <text:s text:c="6"/>2 <text:s text:c="6"/>1 : <text:s text:c="6"/>2x3 [ *1 <text:s/>4 *5 ]</text:p>
      <text:p text:style-name="P16"><text:s text:c="2"/>Pedigree# 106 <text:s text:c="6"/>4 <text:s text:c="6"/>2 <text:s text:c="6"/>1 : <text:s text:c="6"/>2x3 [ *1 <text:s/>4 *5 ]</text:p>
      <text:p text:style-name="P16"><text:s text:c="2"/>Pedigree# 107 <text:s text:c="6"/>4 <text:s text:c="6"/>2 <text:s text:c="6"/>1 : <text:s text:c="6"/>2x3 [ *1 *4 <text:s/>5 ]</text:p>
      <text:p text:style-name="P16"><text:s text:c="2"/>Pedigree# 108 <text:s text:c="6"/>4 <text:s text:c="6"/>2 <text:s text:c="6"/>1 : <text:s text:c="6"/>2x3 [ *1 *4 <text:s/>5 ]</text:p>
      <text:p text:style-name="P18"><text:tab/><text:tab/><text:tab/><text:tab/>(Continued)</text:p>
      <text:p text:style-name="Text_20_body">Because this is simulated data, the report is very consistent. Each pedigree is contributing 4 members (2 DSPs) to the analysis. The last part of each line attempts to describe the various discordant sibships associated with each pedigree. </text:p>
      <text:p text:style-name="Text_20_body"/>
      <text:p text:style-name="Text_20_body">The following entries were recorded during the processing of a real dataset that had various types of sibships including some that lacked meaningful data altogether. </text:p>
      <text:p text:style-name="Text_20_body"/>
      <text:p text:style-name="P16"><text:s text:c="2"/>Pedigree# 1036 <text:s text:c="6"/>8 <text:s text:c="6"/>1 <text:s text:c="6"/>5 : <text:s text:c="5"/>11x2 [ ?5 ] <text:s/>1x2 [ <text:s/>3 ] <text:s/>4x3 [ *10 <text:s/>6 <text:s/>7 <text:s/>8 <text:s/>9 ]</text:p>
      <text:p text:style-name="P16"><text:s text:c="2"/>Pedigree# 1038 <text:s text:c="6"/>8 <text:s text:c="6"/>2 <text:s text:c="6"/>3 : <text:s text:c="5"/>1x2 [ <text:s/>3 ] <text:s text:c="2"/>4x3 [ <text:s/>5 *6 <text:s/>7 *8 ]</text:p>
      <text:p text:style-name="P16"><text:s text:c="2"/>Pedigree# 1040 <text:s text:c="6"/>4 <text:s text:c="6"/>2 <text:s text:c="6"/>1 : <text:s text:c="5"/>1x2 [ *3 <text:s/>4 *5 ]</text:p>
      <text:p text:style-name="P16"><text:s text:c="2"/>Pedigree# 1045 <text:s text:c="6"/>0 <text:s text:c="6"/>0 <text:s text:c="8"/>: <text:s text:c="5"/>1x2 [ <text:s/>6 <text:s/>7 ] <text:s text:c="2"/>4x5 [ *2 *3 ]</text:p>
      <text:p text:style-name="P16"><text:s text:c="2"/>Pedigree# 1062 <text:s text:c="6"/>0 <text:s text:c="6"/>0 <text:s text:c="8"/>: <text:s text:c="5"/>1x2 [ ?4 *5 ] <text:s text:c="2"/>3x4 [ 6 ]</text:p>
      <text:p text:style-name="Text_20_body">In the example above, when looking at the pedigree, 1036, the sibship whose parents are 11 and 2 had only a single child whose status was undetermined. The sibship with parents 1 and 2 consisted only of a single unaffected individual. Therefore, only the sibship that contributed anything to the analyses were the children whose parents were 4 and 3. Notice that the contribution was 8. This is because there were 4 <text:s/>DSPs produced with the single affected child, 10, being replicated for each of the pairs. </text:p>
      <text:p text:style-name="Text_20_body"/>
      <text:p text:style-name="Text_20_body">For pedigrees 1045 and 1062, we find that of the two available sibships, neither were discordant and therefore contributed nothing to the analyses. </text:p>
      <text:p text:style-name="Text_20_body"/>
      <text:h text:style-name="Heading_20_4" text:outline-level="4">Trio generation</text:h>
      <text:p text:style-name="Text_20_body">If a valid trio is encountered and the configuration setting, EXPAND_TRIOS is <text:span text:style-name="T6">On, </text:span><text:span text:style-name="T2">details about the trio and the generation of the virtual control are reported. The following is an example of a trio expansion report. </text:span></text:p>
      <text:p text:style-name="P21"/>
      <text:p text:style-name="P16">Trio found: Family ID:1336</text:p>
      <text:p text:style-name="P16">Father: <text:s text:c="8"/>1336x2 <text:s/>[0:0] Unaffected : (2 2 <text:s/>1 2 <text:s/>1 1 <text:s/>2 2 <text:s/>1 1 )</text:p>
      <text:p text:style-name="P16">Mother: <text:s text:c="8"/>1336x1 <text:s/>[0:0] Unaffected : (1 2 <text:s/>1 2 <text:s/>1 1 <text:s/>1 1 <text:s/>1 1 )</text:p>
      <text:p text:style-name="P16">Child: <text:s text:c="9"/>1336x3 <text:s/>[2:1] Affected <text:s text:c="2"/>: (2 2 <text:s/>2 2 <text:s/>1 1 <text:s/>1 2 <text:s/>1 1 )</text:p>
      <text:p text:style-name="P16">New Child: <text:s text:c="5"/>1336x18 [2:1] Unaffected : (1 2 <text:s/>1 1 <text:s/>1 1 <text:s/>1 2 <text:s/>1 1 )</text:p>
      <text:p text:style-name="P22"/>
      <text:p text:style-name="Text_20_body">In the example above, the child and it's two parents are shown along with the virtual sibling. The numbers in the braces is just the father:mother ids. </text:p>
      <text:p text:style-name="Text_20_body"/>
      <text:p text:style-name="Text_20_body">If the parents are not present in the data file, the following will be reported:</text:p>
      <text:p text:style-name="P18"><text:tab/>Trio: 1339 <text:s text:c="7"/>Unable to create virtual sibling due to lack of parental genotypes</text:p>
      <text:p text:style-name="P18"/>
      <text:p text:style-name="Text_20_body"/>
      <text:h text:style-name="P15" text:outline-level="3">Distribution Report</text:h>
      <text:p text:style-name="Text_20_body">The contents of the distribution report is simply the values observed from the highest scoring model for each of the N runs. </text:p>
      <text:p text:style-name="Text_20_body"/>
      <text:p text:style-name="P18">1 SNP models</text:p>
      <text:p text:style-name="P18"><text:s text:c="4"/>Test <text:s text:c="2"/>Model</text:p>
      <text:p text:style-name="P18"><text:s text:c="2"/>Number <text:s text:c="4"/>ID <text:s text:c="3"/>Score</text:p>
      <text:p text:style-name="P18"><text:s text:c="7"/>0 <text:s text:c="6"/>2 <text:s text:c="2"/>3.703</text:p>
      <text:p text:style-name="P18"><text:s text:c="7"/>1 <text:s text:c="5"/>10 <text:s text:c="2"/>3.637</text:p>
      <text:p text:style-name="P18"><text:s text:c="7"/>2 <text:s text:c="5"/>10 <text:s text:c="2"/>3.402</text:p>
      <text:p text:style-name="P18"><text:s text:c="7"/>3 <text:s text:c="5"/>10 <text:s text:c="2"/>3.320</text:p>
      <text:p text:style-name="P18"><text:s text:c="7"/>4 <text:s text:c="5"/>10 <text:s text:c="2"/>3.077</text:p>
      <text:p text:style-name="P18"><text:s text:c="7"/>5 <text:s text:c="6"/>2 <text:s text:c="2"/>3.038</text:p>
      <text:p text:style-name="P18"><text:s text:c="7"/>6 <text:s text:c="5"/>10 <text:s text:c="2"/>3.000</text:p>
      <text:p text:style-name="P18"><text:s text:c="7"/>7 <text:s text:c="6"/>2 <text:s text:c="2"/>2.994</text:p>
      <text:p text:style-name="P18"><text:s text:c="7"/>8 <text:s text:c="5"/>10 <text:s text:c="2"/>2.942</text:p>
      <text:p text:style-name="P18"><text:s text:c="7"/>9 <text:s text:c="5"/>10 <text:s text:c="2"/>2.914</text:p>
      <text:p text:style-name="P18"><text:s text:c="6"/>10 <text:s text:c="5"/>10 <text:s text:c="2"/>2.899</text:p>
      <text:p text:style-name="P18"><text:s text:c="6"/>(Lines Removed)</text:p>
      <text:p text:style-name="P18"/>
      <text:p text:style-name="P18">2 SNP models</text:p>
      <text:p text:style-name="P18"><text:s text:c="4"/>Test <text:s text:c="2"/>Model</text:p>
      <text:p text:style-name="P18"><text:s text:c="2"/>Number <text:s text:c="4"/>ID <text:s text:c="3"/>Score</text:p>
      <text:p text:style-name="P18"><text:s text:c="7"/>0 <text:s text:c="4"/>5x9 <text:s text:c="2"/>4.091</text:p>
      <text:p text:style-name="P18"><text:s text:c="7"/>1 <text:s text:c="3"/>2x10 <text:s text:c="2"/>3.939</text:p>
      <text:p text:style-name="P18"><text:s text:c="7"/>2 <text:s text:c="4"/>1x2 <text:s text:c="2"/>3.855</text:p>
      <text:p text:style-name="P18"><text:s text:c="7"/>3 <text:s text:c="3"/>1x10 <text:s text:c="2"/>3.769</text:p>
      <text:p text:style-name="P18"><text:s text:c="7"/>4 <text:s text:c="3"/>2x10 <text:s text:c="2"/>3.732</text:p>
      <text:p text:style-name="P18"><text:s text:c="7"/>5 <text:s text:c="3"/>2x10 <text:s text:c="2"/>3.657</text:p>
      <text:p text:style-name="P18"><text:s text:c="7"/>6 <text:s text:c="3"/>2x10 <text:s text:c="2"/>3.613</text:p>
      <text:p text:style-name="P18"><text:s text:c="7"/>7 <text:s text:c="3"/>1x10 <text:s text:c="2"/>3.585</text:p>
      <text:p text:style-name="P18"><text:s text:c="7"/>8 <text:s text:c="3"/>1x10 <text:s text:c="2"/>3.553</text:p>
      <text:p text:style-name="P18"><text:s text:c="7"/>9 <text:s text:c="3"/>9x10 <text:s text:c="2"/>3.543</text:p>
      <text:p text:style-name="P18"><text:s text:c="6"/>10 <text:s text:c="3"/>5x10 <text:s text:c="2"/>3.478</text:p>
      <text:p text:style-name="P18"><text:s text:c="6"/>11 <text:s text:c="3"/>1x10 <text:s text:c="2"/>3.448</text:p>
      <text:p text:style-name="P18"><text:s text:c="6"/>12 <text:s text:c="3"/>2x10 <text:s text:c="2"/>3.378</text:p>
      <text:p text:style-name="P18"><text:s text:c="6"/>13 <text:s text:c="3"/>1x10 <text:s text:c="2"/>3.354</text:p>
      <text:p text:style-name="P18"><text:s text:c="6"/>(Lines Removed)</text:p>
      <text:h text:style-name="P15" text:outline-level="3">Configuration Parameters</text:h>
      <table:table table:name="Parametes" table:style-name="Parametes">
        <table:table-column table:style-name="Parametes.A"/>
        <table:table-column table:style-name="Parametes.B"/>
        <table:table-column table:style-name="Parametes.C"/>
        <table:table-row>
          <table:table-cell table:style-name="Parametes.A1" table:number-columns-spanned="3" office:value-type="string">
            <text:p text:style-name="Table_20_Heading">Search Parameters</text:p>
          </table:table-cell>
          <table:covered-table-cell/>
          <table:covered-table-cell/>
        </table:table-row>
        <table:table-row>
          <table:table-cell table:style-name="Parametes.A2" office:value-type="string">
            <text:p text:style-name="P23">COMBO_START</text:p>
          </table:table-cell>
          <table:table-cell table:style-name="Parametes.A2" office:value-type="string">
            <text:p text:style-name="P23">Integer</text:p>
          </table:table-cell>
          <table:table-cell table:style-name="Parametes.A2" office:value-type="string">
            <text:p text:style-name="P23">Specifies the minimum size of models to be evaluated</text:p>
            <text:p text:style-name="P24">Default Value:<text:span text:style-name="T2"> 1</text:span></text:p>
          </table:table-cell>
        </table:table-row>
        <table:table-row>
          <table:table-cell table:style-name="Parametes.A2" office:value-type="string">
            <text:p text:style-name="P23">COMBO_STOP</text:p>
          </table:table-cell>
          <table:table-cell table:style-name="Parametes.A2" office:value-type="string">
            <text:p text:style-name="P23">Integer</text:p>
          </table:table-cell>
          <table:table-cell table:style-name="Parametes.A2" office:value-type="string">
            <text:p text:style-name="P23">Specifies the maximum size of models to be evaluated</text:p>
            <text:p text:style-name="P24">Default Value:<text:span text:style-name="T2"> 1</text:span></text:p>
          </table:table-cell>
        </table:table-row>
        <table:table-row>
          <table:table-cell table:style-name="Parametes.A4" office:value-type="string">
            <text:p text:style-name="P25">USE_MODEL_THRESHOLD</text:p>
          </table:table-cell>
          <table:table-cell table:style-name="Parametes.A4" office:value-type="string">
            <text:p text:style-name="P25">On/Off</text:p>
          </table:table-cell>
          <table:table-cell table:style-name="Parametes.A4" office:value-type="string">
            <text:p text:style-name="P25">When On (default), the ratio for affected/unaffected is calculated for the High Risk/Low Risk threshold. When little or no data is missing from data sets, setting this to Off can speed up analyses by a reasonable amount. </text:p>
          </table:table-cell>
        </table:table-row>
        <table:table-row>
          <table:table-cell table:style-name="Parametes.A4" office:value-type="string">
            <text:p text:style-name="P25">AFFECTED_VALUE</text:p>
          </table:table-cell>
          <table:table-cell table:style-name="Parametes.A4" office:value-type="string">
            <text:p text:style-name="P25">Integer</text:p>
          </table:table-cell>
          <table:table-cell table:style-name="Parametes.A4" office:value-type="string">
            <text:p text:style-name="P25">Specify the value used to represent an affected individual</text:p>
            <text:p text:style-name="P26">Default Value:<text:span text:style-name="T2"> 2</text:span></text:p>
          </table:table-cell>
        </table:table-row>
        <table:table-row>
          <table:table-cell table:style-name="Parametes.A4" office:value-type="string">
            <text:p text:style-name="P25">UNAFFECTED_VALUE</text:p>
          </table:table-cell>
          <table:table-cell table:style-name="Parametes.A4" office:value-type="string">
            <text:p text:style-name="P25">Integer</text:p>
          </table:table-cell>
          <table:table-cell table:style-name="Parametes.A4" office:value-type="string">
            <text:p text:style-name="P25">Specify the value used to represent an unaffected individual </text:p>
            <text:p text:style-name="P26">Default Value:<text:span text:style-name="T2"> 1</text:span></text:p>
          </table:table-cell>
        </table:table-row>
        <table:table-row>
          <table:table-cell table:style-name="Parametes.A2" office:value-type="string">
            <text:p text:style-name="P23">USE_MODEL_THRESHOLD</text:p>
          </table:table-cell>
          <table:table-cell table:style-name="Parametes.A2" office:value-type="string">
            <text:p text:style-name="P23">On/Off</text:p>
          </table:table-cell>
          <table:table-cell table:style-name="Parametes.A2" office:value-type="string">
            <text:p text:style-name="P23">When On, the application will determine High/Low Risk based on the affected and unaffected counts of the model itself. Otherwise, the overall Affected/Unaffected will be used.</text:p>
            <text:p text:style-name="P24">Default Value: On</text:p>
            <text:p text:style-name="P27">Note: Turn off for simulated data with no missing data to speed analysis up</text:p>
          </table:table-cell>
        </table:table-row>
        <table:table-row>
          <table:table-cell table:style-name="Parametes.A2" table:number-columns-spanned="2" office:value-type="string">
            <text:p text:style-name="P28"/>
          </table:table-cell>
          <table:covered-table-cell/>
          <table:table-cell table:style-name="Parametes.A2" office:value-type="string">
            <text:p text:style-name="P28"/>
          </table:table-cell>
        </table:table-row>
        <table:table-row>
          <table:table-cell table:style-name="Parametes.A1" table:number-columns-spanned="3" office:value-type="string">
            <text:p text:style-name="P29">Input Format </text:p>
          </table:table-cell>
          <table:covered-table-cell/>
          <table:covered-table-cell/>
        </table:table-row>
        <table:table-row>
          <table:table-cell table:style-name="Parametes.A2" table:number-columns-spanned="3" office:value-type="string">
            <text:p text:style-name="P28">Two formats are supported, Pedigree and DSP. However, both are analyzed the same, so reformatting <text:s/>data to another format will not provide any benefit. All data files should be space delimited. </text:p>
          </table:table-cell>
          <table:covered-table-cell/>
          <table:covered-table-cell/>
        </table:table-row>
        <table:table-row>
          <table:table-cell table:style-name="Parametes.A2" office:value-type="string">
            <text:p text:style-name="P23">INPUTFORMAT</text:p>
          </table:table-cell>
          <table:table-cell>
            <table:table table:is-sub-table="true">
              <table:table-column table:style-name="Parametes.B"/>
              <table:table-row>
                <table:table-cell table:style-name="Parametes.A2" office:value-type="string">
                  <text:p text:style-name="P23"/>
                </table:table-cell>
              </table:table-row>
              <table:table-row>
                <table:table-cell table:style-name="Parametes.A2" office:value-type="string">
                  <text:p text:style-name="P23">PEDIGREE</text:p>
                </table:table-cell>
              </table:table-row>
            </table:table>
          </table:table-cell>
          <table:table-cell>
            <table:table table:is-sub-table="true">
              <table:table-column table:style-name="Parametes.C11.1"/>
              <table:table-row>
                <table:table-cell table:style-name="Parametes.A2" office:value-type="string">
                  <text:p text:style-name="P23">Indicates which format the data can be found in</text:p>
                </table:table-cell>
              </table:table-row>
              <table:table-row>
                <table:table-cell table:style-name="Parametes.A2" office:value-type="string">
                  <text:p text:style-name="P23">This is standard pedigree format</text:p>
                </table:table-cell>
              </table:table-row>
            </table:table>
          </table:table-cell>
        </table:table-row>
        <table:table-row>
          <table:table-cell table:style-name="Parametes.A2" office:value-type="string">
            <text:p text:style-name="P23">INPUTFILE</text:p>
          </table:table-cell>
          <table:table-cell table:style-name="Parametes.A2" office:value-type="string">
            <text:p text:style-name="P23">String</text:p>
          </table:table-cell>
          <table:table-cell table:style-name="Parametes.A2" office:value-type="string">
            <text:p text:style-name="P23">Specifies the name of the file to be analyzed</text:p>
          </table:table-cell>
        </table:table-row>
        <table:table-row>
          <table:table-cell table:style-name="Parametes.A2" office:value-type="string">
            <text:p text:style-name="P23">EXPAND_TRIOS</text:p>
          </table:table-cell>
          <table:table-cell table:style-name="Parametes.A2" office:value-type="string">
            <text:p text:style-name="P23">On/Off</text:p>
          </table:table-cell>
          <table:table-cell table:style-name="Parametes.A2" office:value-type="string">
            <text:p text:style-name="P23">When on (default), the application will attempt to create virtual unaffected siblings. <text:s/></text:p>
          </table:table-cell>
        </table:table-row>
        <table:table-row>
          <table:table-cell table:style-name="Parametes.A2" office:value-type="string">
            <text:p text:style-name="P23">ANALYSISSTYLE</text:p>
          </table:table-cell>
          <table:table-cell>
            <table:table table:is-sub-table="true">
              <table:table-column table:style-name="Parametes.B"/>
              <table:table-row>
                <table:table-cell table:style-name="Parametes.A2" office:value-type="string">
                  <text:p text:style-name="P23"/>
                </table:table-cell>
              </table:table-row>
              <table:table-row>
                <table:table-cell table:style-name="Parametes.A2" office:value-type="string">
                  <text:p text:style-name="P23">PDT</text:p>
                </table:table-cell>
              </table:table-row>
            </table:table>
          </table:table-cell>
          <table:table-cell>
            <table:table table:is-sub-table="true">
              <table:table-column table:style-name="Parametes.C11.1"/>
              <table:table-row>
                <table:table-cell table:style-name="Parametes.A2" office:value-type="string">
                  <text:p text:style-name="P23">Specify which analysis method is to be applied to the dataset.</text:p>
                </table:table-cell>
              </table:table-row>
              <table:table-row>
                <table:table-cell table:style-name="Parametes.A2" office:value-type="string">
                  <text:p text:style-name="P23">Instructs the application to use the PDT method. </text:p>
                </table:table-cell>
              </table:table-row>
            </table:table>
          </table:table-cell>
        </table:table-row>
        <table:table-row>
          <table:table-cell table:style-name="Parametes.A2" office:value-type="string">
            <text:p text:style-name="P23">VERBOSE_MATCHED_ODDS_RATIO</text:p>
          </table:table-cell>
          <table:table-cell table:style-name="Parametes.A2" office:value-type="string">
            <text:p text:style-name="P23">On/Off</text:p>
          </table:table-cell>
          <table:table-cell table:style-name="Parametes.A2" office:value-type="string">
            <text:p text:style-name="P23">The contributions to the Odds Ratiofrom each pedigree/generation is reported</text:p>
          </table:table-cell>
        </table:table-row>
        <table:table-row>
          <table:table-cell table:style-name="Parametes.A2" office:value-type="string">
            <text:p text:style-name="P23">VERBOSE_EVALUATION</text:p>
          </table:table-cell>
          <table:table-cell table:style-name="Parametes.A2" office:value-type="string">
            <text:p text:style-name="P23">On/Off</text:p>
          </table:table-cell>
          <table:table-cell table:style-name="Parametes.A2" office:value-type="string">
            <text:p text:style-name="P23">When “On” the application displays each T Statistic as it is calculated during the regular ru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29">Reporting </text:p>
            </table:table-cell>
            <table:covered-table-cell/>
            <table:covered-table-cell/>
          </table:table-row>
        </table:table-header-rows>
        <table:table-row>
          <table:table-cell table:style-name="Table2.A2" table:number-columns-spanned="3" office:value-type="string">
            <text:p text:style-name="P28">Report files are created using the following naming scheme: REPORTNAME.EXT where EXT is the appropriate extension for the given report. In general there is not much need to change these settings. However, if any of the following extensions are set to STDOUT, that report will be written to standard out. </text:p>
          </table:table-cell>
          <table:covered-table-cell/>
          <table:covered-table-cell/>
        </table:table-row>
        <table:table-row>
          <table:table-cell table:style-name="Table2.A2" office:value-type="string">
            <text:p text:style-name="P23">REPORT_NAME</text:p>
          </table:table-cell>
          <table:table-cell table:style-name="Table2.A2" office:value-type="string">
            <text:p text:style-name="P23">String </text:p>
            <text:p text:style-name="P23"/>
          </table:table-cell>
          <table:table-cell table:style-name="Table2.A2" office:value-type="string">
            <text:p text:style-name="P23">Set the name of the reports that will be created during analysis. </text:p>
            <text:p text:style-name="P23"><text:span text:style-name="T6">Default Value: </text:span><text:span text:style-name="T2">N</text:span>ame of the configuration file. </text:p>
          </table:table-cell>
        </table:table-row>
        <table:table-row>
          <table:table-cell table:style-name="Table2.A2" office:value-type="string">
            <text:p text:style-name="P23">EXT_DISTRIBUTION</text:p>
          </table:table-cell>
          <table:table-cell table:style-name="Table2.A2" office:value-type="string">
            <text:p text:style-name="P23">String</text:p>
          </table:table-cell>
          <table:table-cell table:style-name="Table2.A2" office:value-type="string">
            <text:p text:style-name="P23">Set the extension used for the distribution(s) used in calculating a model's significance.</text:p>
            <text:p text:style-name="P24">Default Value: <text:span text:style-name="T2">pdist</text:span></text:p>
          </table:table-cell>
        </table:table-row>
        <table:table-row>
          <table:table-cell table:style-name="Table2.A2" office:value-type="string">
            <text:p text:style-name="P23">EXT_REPORT</text:p>
          </table:table-cell>
          <table:table-cell table:style-name="Table2.A2" office:value-type="string">
            <text:p text:style-name="P23">String</text:p>
          </table:table-cell>
          <table:table-cell table:style-name="Table2.A2" office:value-type="string">
            <text:p text:style-name="P23">Set the extension used for the detailed report. </text:p>
            <text:p text:style-name="P24">Default Value: STDOUT</text:p>
          </table:table-cell>
        </table:table-row>
        <table:table-row>
          <table:table-cell table:style-name="Table2.A2" office:value-type="string">
            <text:p text:style-name="P23">EXT_PEDIGREE</text:p>
          </table:table-cell>
          <table:table-cell table:style-name="Table2.A2" office:value-type="string">
            <text:p text:style-name="P23">String</text:p>
          </table:table-cell>
          <table:table-cell table:style-name="Table2.A2" office:value-type="string">
            <text:p text:style-name="P23">Set the extension used for the pedigree report.</text:p>
            <text:p text:style-name="P24">Default Value: pedigree</text:p>
          </table:table-cell>
        </table:table-row>
        <table:table-row>
          <table:table-cell table:style-name="Table2.A2" table:number-columns-spanned="2" office:value-type="string">
            <text:p text:style-name="P28"/>
          </table:table-cell>
          <table:covered-table-cell/>
          <table:table-cell table:style-name="Table2.A2" office:value-type="string">
            <text:p text:style-name="P28"/>
          </table:table-cell>
        </table:table-row>
        <table:table-row>
          <table:table-cell table:style-name="Table2.A1" table:number-columns-spanned="3" office:value-type="string">
            <text:p text:style-name="P29">Permutation Tests</text:p>
          </table:table-cell>
          <table:covered-table-cell/>
          <table:covered-table-cell/>
        </table:table-row>
        <table:table-row>
          <table:table-cell table:style-name="Table2.A2" table:number-columns-spanned="3" office:value-type="string">
            <text:p text:style-name="P28">Permutation testing is performed to build an N Test distribution. The sibling's status is shuffled according to their immediate parental groups allowing for complex multi-generation families to be used. During a shuffle, the number of affected and unaffected siblings will not change from parental group to parental group, so the number of DSPs generated will be identical to the original. </text:p>
          </table:table-cell>
          <table:covered-table-cell/>
          <table:covered-table-cell/>
        </table:table-row>
        <table:table-row>
          <table:table-cell table:style-name="Table2.A2" office:value-type="string">
            <text:p text:style-name="P23">PTEST_COUNT</text:p>
          </table:table-cell>
          <table:table-cell table:style-name="Table2.A2" office:value-type="string">
            <text:p text:style-name="P23">Integer </text:p>
          </table:table-cell>
          <table:table-cell table:style-name="Table2.A2" office:value-type="string">
            <text:p text:style-name="P23">The number of tests to use in the distribution. </text:p>
            <text:p text:style-name="P24">Default Value: <text:span text:style-name="T2">1000 </text:span></text:p>
          </table:table-cell>
        </table:table-row>
        <table:table-row>
          <table:table-cell table:style-name="Table2.A2" office:value-type="string">
            <text:p text:style-name="P23">PTEST_SEED</text:p>
          </table:table-cell>
          <table:table-cell table:style-name="Table2.A2" office:value-type="string">
            <text:p text:style-name="P23">Integer</text:p>
          </table:table-cell>
          <table:table-cell table:style-name="Table2.A2" office:value-type="string">
            <text:p text:style-name="P23">The initial seed used for seeding the status shuffle</text:p>
            <text:p text:style-name="P24">Default Value: 333</text:p>
          </table:table-cell>
        </table:table-row>
        <table:table-row>
          <table:table-cell table:style-name="Table2.A2" office:value-type="string">
            <text:p text:style-name="P23">PVAL_THRESHOLD</text:p>
          </table:table-cell>
          <table:table-cell table:style-name="Table2.A2" office:value-type="string">
            <text:p text:style-name="P23">Float</text:p>
          </table:table-cell>
          <table:table-cell table:style-name="Table2.A2" office:value-type="string">
            <text:p text:style-name="P23">In the final report, any model whose p-value falls below the PVAL_THRESHOLD will be reported in addition to a detailed description of the best model. </text:p>
            <text:p text:style-name="P30">Note: <text:span text:style-name="T7">It is possible that the minimum value can not be reached if there weren't enough tests run. A value of 0.01 will report nothing as being significant if only 10 tests were run. </text:span></text:p>
            <text:p text:style-name="P24">Default Value: <text:span text:style-name="T2">0.05 </text:span></text:p>
          </table:table-cell>
        </table:table-row>
      </table:table>
      <text:p text:style-name="P3"/>
      <text:p text:style-name="P3"/>
      <text:p text:style-name="P3"/>
      <text:h text:style-name="P15" text:outline-level="3">Related Bibliography</text:h>
      <text:p text:style-name="Text_20_body"><text:tab/> <text:s text:c="5"/>Martin, E.R., Ritchie, M.D., Hahn, L.W., Kang, S., Moore, J.H. (2006) A Novel</text:p>
      <text:p text:style-name="Text_20_body">Method to Identify Gene-Gene Effects in Nuclear Families: The MDR-PDT. Genetic</text:p>
      <text:p text:style-name="Text_20_body">Epidemiology 30:111-123.</text:p>
      <text:p text:style-name="Text_20_body"/>
      <text:h text:style-name="Heading_20_3" text:outline-level="3">Related Web Sites</text:h>
      <text:p text:style-name="Text_20_body"><text:tab/>MDR-PDT at Marylyn Ritchie’s lab – http://chgr.mc.vanderbilt.edu/ritchielab/MDRPDT.html</text:p>
      <text:p text:style-name="Text_20_body"><text:tab/>PDT from Eden Martin at Duke – http://www.chg.duke.edu/software/index.html</text:p>
      <text:p text:style-name="Text_20_body"><text:tab/>MDR at Jason Moore’s lab – http://www.epistasis.org/md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20T11:38:05</meta:creation-date>
    <dc:date>2006-11-01T17:46:51</dc:date>
    <meta:print-date>2006-11-01T17:12:17</meta:print-date>
    <dc:language>en-US</dc:language>
    <meta:editing-cycles>14</meta:editing-cycles>
    <meta:editing-duration>P7DT12H46M42S</meta:editing-duration>
    <meta:user-defined meta:name="Info 1"/>
    <meta:user-defined meta:name="Info 2"/>
    <meta:user-defined meta:name="Info 3"/>
    <meta:user-defined meta:name="Info 4"/>
    <meta:document-statistic meta:table-count="4" meta:image-count="0" meta:object-count="0" meta:page-count="18" meta:paragraph-count="485" meta:word-count="3675" meta:character-count="25930"/>
  </office:meta>
</office:document-meta>
</file>